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9900" draw:textarea-horizontal-align="justify" draw:textarea-vertical-align="middle" draw:auto-grow-height="false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padding-top="0.014cm" fo:padding-bottom="0.014cm" fo:padding-left="0.014cm" fo:padding-right="0.014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9" style:family="graphic" style:parent-style-name="standard">
      <style:graphic-properties svg:stroke-width="0.028cm" draw:marker-start-width="0.242cm" draw:marker-end-width="0.242cm" draw:fill-color="#009900" draw:textarea-horizontal-align="justify" draw:textarea-vertical-align="middle" draw:auto-grow-height="false" fo:padding-top="0.014cm" fo:padding-bottom="0.014cm" fo:padding-left="0.014cm" fo:padding-right="0.014cm"/>
    </style:style>
    <style:style style:name="gr10" style:family="graphic" style:parent-style-name="standard">
      <style:graphic-properties draw:fill-color="#111111" draw:textarea-horizontal-align="center" draw:textarea-vertical-align="middle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3cm" svg:height="0.3cm" svg:x="0.722cm" svg:y="1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0.078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37cm" svg:height="0.382cm" svg:x="1.363cm" svg:y="0.818cm">
          <text:p/>
          <draw:enhanced-geometry svg:viewBox="0 0 21600 21600" draw:glue-points="?f6 10800 10800 21600 ?f5 10800 10800 0" draw:text-areas="?f3 ?f3 ?f4 ?f4" draw:mirror-vertical="true" draw:type="trapezoid" draw:modifiers="3085.7142857142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0.363cm" svg:height="0.363cm" svg:x="1.455cm" svg:y="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63cm" svg:height="0.363cm" svg:x="2cm" svg:y="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63cm" svg:height="0.363cm" svg:x="2.545cm" svg:y="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37cm" svg:height="0.6cm" svg:x="1.363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2cm" svg:height="0.182cm" svg:x="1.918cm" svg:y="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281cm" svg:y="0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73cm" svg:height="0.211cm" svg:x="1.48cm" svg:y="0.883cm">
          <text:p/>
          <draw:enhanced-geometry svg:viewBox="0 0 21600 21600" draw:glue-points="?f0 0 ?f1 10800 0 21600 10800 21600 21600 21600 ?f7 10800" draw:text-areas="?f1 10800 ?f2 18000 ?f3 7200 ?f4 21600" draw:type="isosceles-triangle" draw:modifiers="11509.48905109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73cm" svg:height="0.211cm" svg:x="2.598cm" svg:y="0.879cm">
          <text:p/>
          <draw:enhanced-geometry svg:viewBox="0 0 21600 21600" draw:glue-points="?f0 0 ?f1 10800 0 21600 10800 21600 21600 21600 ?f7 10800" draw:text-areas="?f1 10800 ?f2 18000 ?f3 7200 ?f4 21600" draw:type="isosceles-triangle" draw:modifiers="11509.48905109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6cm" svg:height="0.238cm" svg:x="1.9cm" svg:y="0.57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0.6cm" svg:height="0.274cm" svg:x="1.9cm" svg:y="0.3cm">
          <text:p/>
          <draw:enhanced-geometry svg:viewBox="0 0 21600 21600" draw:glue-points="?f6 10800 10800 21600 ?f5 10800 10800 0" draw:text-areas="?f3 ?f3 ?f4 ?f4" draw:mirror-vertical="true" draw:type="trapezoid" draw:modifiers="8827.826086956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layer="layout" svg:x1="0cm" svg:y1="0.3cm" svg:x2="3cm" svg:y2="0.3cm">
          <text:p/>
        </draw:line>
        <draw:custom-shape draw:style-name="gr2" draw:text-style-name="P1" draw:layer="layout" svg:width="1.2cm" svg:height="0.8cm" svg:x="0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2cm" svg:height="0.2cm" svg:x="0cm" svg:y="0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0.6cm" svg:x="0.8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cm" svg:height="0.3cm" svg:x="0.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svg:x="0.9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layer="layout" svg:width="0.712cm" svg:height="0.115cm" svg:x="0.183cm" svg:y="1.867cm">
          <text:p/>
        </draw:rect>
        <draw:line draw:style-name="gr11" draw:layer="layout" svg:x1="0cm" svg:y1="2.09cm" svg:x2="3cm" svg:y2="2.09cm">
          <text:p/>
        </draw:line>
        <draw:line draw:style-name="gr12" draw:layer="layout" svg:x1="1.1cm" svg:y1="1.8cm" svg:x2="1.4cm" svg:y2="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5:45:27.08</meta:creation-date>
    <dc:language>de-DE</dc:language>
    <meta:editing-cycles>6</meta:editing-cycles>
    <meta:editing-duration>PT39M17S</meta:editing-duration>
    <dc:title>WEB-Draw-klein</dc:title>
    <meta:initial-creator>Martin Korneffel</meta:initial-creator>
    <dc:date>2014-02-25T16:24:44.86</dc:date>
    <dc:creator>Martin Korneffel</dc:creator>
    <meta:document-statistic meta:object-count="22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5:45:26.74"/>
  </office:meta>
</office:document-meta>
</file>